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fo:min-height="1.829cm"/>
      <style:paragraph-properties style:writing-mode="lr-tb"/>
    </style:style>
    <style:style style:name="pr2" style:family="presentation" style:parent-style-name="Title-subtitle">
      <style:graphic-properties draw:fill-color="#ffffff" fo:min-height="7.21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wo_20_columns-title">
      <style:graphic-properties fo:min-height="1.8cm"/>
      <style:paragraph-properties style:writing-mode="lr-tb"/>
    </style:style>
    <style:style style:name="pr5" style:family="presentation" style:parent-style-name="Two_20_columns-outline1">
      <style:graphic-properties fo:min-height="9.135cm"/>
      <style:paragraph-properties style:writing-mode="lr-tb"/>
    </style:style>
    <style:style style:name="pr6" style:family="presentation" style:parent-style-name="Two_20_columns-notes">
      <style:graphic-properties draw:fill-color="#ffffff" fo:min-height="13.364cm"/>
      <style:paragraph-properties style:writing-mode="lr-tb"/>
    </style:style>
    <style:style style:name="pr7" style:family="presentation" style:parent-style-name="Two_20_columns-title" style:list-style-name="L1">
      <style:graphic-properties draw:auto-grow-height="true" fo:min-height="1.8cm"/>
      <style:paragraph-properties style:writing-mode="lr-tb"/>
    </style:style>
    <style:style style:name="co1" style:family="table-column">
      <style:table-column-properties style:column-width="9.843cm" style:use-optimal-column-width="false"/>
    </style:style>
    <style:style style:name="co2" style:family="table-column">
      <style:table-column-properties style:column-width="9.842cm" style:use-optimal-column-width="false"/>
    </style:style>
    <style:style style:name="ro1" style:family="table-row">
      <style:table-row-properties style:row-height="2.412cm" style:use-optimal-row-height="false"/>
    </style:style>
    <style:style style:name="ro2" style:family="table-row">
      <style:table-row-properties style:row-height="2.41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Liviu B<text:span text:style-name="T1">ă</text:span><text:span text:style-name="T2">lan</text:span></text:p>
          </draw:text-box>
        </draw:frame>
        <draw:frame presentation:style-name="pr2" draw:text-style-name="P2" draw:layer="layout" svg:width="17.999cm" svg:height="7.219cm" svg:x="4.4cm" svg:y="1.8cm">
          <draw:text-box>
            <text:p><text:span text:style-name="T3">Workshop PHP</text:span></text:p>
            <text:p><text:span text:style-name="T3">Part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 presentation:user-transformed="true">
          <draw:text-box>
            <text:p>GET</text:p>
          </draw:text-box>
        </draw:frame>
        <draw:frame presentation:style-name="pr5" draw:text-style-name="P1" draw:layer="layout" svg:width="25.2cm" svg:height="9.134cm" svg:x="1.4cm" svg:y="3.685cm" presentation:class="outline">
          <draw:text-box>
            <text:list text:style-name="L2">
              <text:list-item>
                <text:p>Information displayed in the URL</text:p>
              </text:list-item>
              <text:list-item>
                <text:p text:style-name="P4"><text:span text:style-name="T4">Send information limits (~2000 characters)</text:span></text:p>
              </text:list-item>
              <text:list-item>
                <text:p text:style-name="P4"><text:span text:style-name="T4">It is possible to bookmark the page</text:span></text:p>
              </text:list-item>
              <text:list-item>
                <text:p text:style-name="P4"><text:span text:style-name="T4">Not recommended for sending passwords or other sensitive inform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>POST</text:p>
          </draw:text-box>
        </draw:frame>
        <draw:frame presentation:style-name="pr5" draw:text-style-name="P1" draw:layer="layout" svg:width="25.2cm" svg:height="9.134cm" svg:x="1.4cm" svg:y="3.685cm" presentation:class="outline">
          <draw:text-box>
            <text:list text:style-name="L2">
              <text:list-item>
                <text:p>Information invisible to others (embedded within the body of the HTTP request)</text:p>
              </text:list-item>
              <text:list-item>
                <text:p>No limits on the amount of information to send</text:p>
              </text:list-item>
              <text:list-item>
                <text:p>It is not possible to bookmark the page</text:p>
              </text:list-item>
              <text:list-item>
                <text:p>Supports advanced functionality such as support for multi-part binary input while uploading files to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 text:style-name="P1">Attacks</text:p>
          </draw:text-box>
        </draw:frame>
        <draw:frame presentation:style-name="pr5" draw:text-style-name="P1" draw:layer="layout" svg:width="25.2cm" svg:height="9.134cm" svg:x="1.4cm" svg:y="3.685cm" presentation:class="outline">
          <draw:text-box>
            <text:list text:style-name="L2">
              <text:list-item>
                <text:p text:style-name="P1">https://www.acunetix.com/blog/articles/injection-attacks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 presentation:placeholder="true">
          <draw:text-box/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https://www.php.net/manual/en/language.oop5.php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 presentation:user-transformed="true">
          <draw:text-box>
            <text:p>OOP</text:p>
          </draw:text-box>
        </draw:frame>
        <draw:frame presentation:style-name="pr5" draw:text-style-name="P1" draw:layer="layout" svg:width="25.2cm" svg:height="9.134cm" svg:x="1.4cm" svg:y="3.685cm" presentation:class="outline">
          <draw:text-box>
            <text:list text:style-name="L2">
              <text:list-item>
                <text:p>Provides a clear structure for the programs</text:p>
              </text:list-item>
              <text:list-item>
                <text:p>DRY "Don't Repeat Yourself"</text:p>
              </text:list-item>
              <text:list-item>
                <text:p>Makes the code easier to maintain, modify and debug</text:p>
              </text:list-item>
              <text:list-item>
                <text:p>Create full reusable applications with less code and shorter development 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 presentation:user-transformed="true">
          <draw:text-box>
            <text:p>Classes and Objects</text:p>
          </draw:text-box>
        </draw:frame>
        <draw:frame presentation:style-name="pr5" draw:text-style-name="P1" draw:layer="layout" svg:width="25.2cm" svg:height="9.134cm" svg:x="1.4cm" svg:y="3.685cm" presentation:class="outline">
          <draw:text-box>
            <text:list text:style-name="L2">
              <text:list-item>
                <text:p>Class is a template for objects</text:p>
              </text:list-item>
              <text:list-item>
                <text:p>Object is an instance of a cla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2T1">
        <office:forms form:automatic-focus="false" form:apply-design-mode="false"/>
        <draw:frame presentation:style-name="pr7" draw:text-style-name="P8" draw:layer="layout" svg:width="26.5cm" svg:height="1.8cm" svg:x="0.4cm" svg:y="0.2cm" presentation:class="title">
          <draw:text-box>
            <text:p text:style-name="P7">Classes and Objects</text:p>
          </draw:text-box>
        </draw:frame>
        <draw:frame draw:style-name="standard" draw:layer="layout" svg:width="19.684cm" svg:height="9.649cm" svg:x="4.158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lass</text:p>
              </table:table-cell>
              <table:table-cell>
                <text:p>objects</text:p>
              </table:table-cell>
            </table:table-row>
            <table:table-row table:style-name="ro1" table:default-cell-style-name="gray2">
              <table:table-cell>
                <text:p>Fruit</text:p>
              </table:table-cell>
              <table:table-cell>
                <text:p>apple</text:p>
              </table:table-cell>
            </table:table-row>
            <table:table-row table:style-name="ro1" table:default-cell-style-name="gray1">
              <table:table-cell/>
              <table:table-cell>
                <text:p>banana</text:p>
              </table:table-cell>
            </table:table-row>
            <table:table-row table:style-name="ro2" table:default-cell-style-name="gray2">
              <table:table-cell/>
              <table:table-cell>
                <text:p>mang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 presentation:user-transformed="true">
          <draw:text-box>
            <text:p>Magic Methods</text:p>
          </draw:text-box>
        </draw:frame>
        <draw:frame presentation:style-name="pr5" draw:text-style-name="P1" draw:layer="layout" svg:width="25.2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Access Modifiers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<text:span text:style-name="T5">public</text:span> - accessed from everywhere. Default</text:p>
              </text:list-item>
              <text:list-item>
                <text:p><text:span text:style-name="T5">protected</text:span> - accessed within the class and by classes derived from that class</text:p>
              </text:list-item>
              <text:list-item>
                <text:p><text:span text:style-name="T5">private</text:span> - can ONLY be accessed within the cl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 presentation:placeholder="true">
          <draw:text-box/>
        </draw:frame>
        <draw:frame presentation:style-name="pr5" draw:text-style-name="P1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a xlink:href="https://groups.google.com/g/php-fig/c/DOeWi4lJQsA?pli=1" xlink:type="simple">https://groups.google.com/g/php-fig/c/DOeWi4lJQsA?pli=1</text:a></text:p>
              </text:list-item>
              <text:list-item>
                <text:p><text:a xlink:href="https://www.php-fig.org/psr/psr-12/" xlink:type="simple">https://www.php-fig.org/psr/psr-12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Inheritanc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Inheritance in OOP = When a class derives from another class</text:p>
              </text:list-item>
              <text:list-item>
                <text:p>An inherited class is defined by using the <text:span text:style-name="T5">extends</text:span> keywo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 presentation:user-transformed="true">
          <draw:text-box>
            <text:p>Variables Scop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ocal</text:p>
              </text:list-item>
              <text:list-item>
                <text:p>Global</text:p>
              </text:list-item>
              <text:list-item>
                <text:p>Stat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10:34:40.933682242</meta:creation-date>
    <meta:editing-duration>PT9H57M18S</meta:editing-duration>
    <meta:editing-cycles>48</meta:editing-cycles>
    <meta:generator>LibreOffice/7.3.7.2$Linux_X86_64 LibreOffice_project/30$Build-2</meta:generator>
    <dc:title>Portfolio</dc:title>
    <dc:date>2023-03-20T11:31:04.259522263</dc:date>
    <meta:document-statistic meta:object-count="109"/>
  </office:meta>
</office:document-meta>
</file>